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RequestWrapper.get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Wrapper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Wrapper.ge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Wrapper.get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Wrapper.HttpRequestWrapper( Http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